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margin-left="0.026cm" fo:margin-right="0cm" fo:text-align="center" style:justify-single-word="false" fo:text-indent="0cm" style:auto-text-indent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Preformatted_20_Text" style:list-style-name="L2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Preformatted_20_Text" style:list-style-name="L3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Preformatted_20_Text" style:list-style-name="L5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Preformatted_20_Text" style:list-style-name="L2">
      <style:paragraph-properties fo:text-align="start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Preformatted_20_Text" style:list-style-name="L2">
      <style:paragraph-properties fo:text-align="start" style:justify-single-word="false"/>
      <style:text-properties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Preformatted_20_Text" style:list-style-name="L1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 style:list-style-name="L1">
      <style:paragraph-properties fo:text-align="start" style:justify-single-word="false"/>
      <style:text-properties style:use-window-font-color="true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Preformatted_20_Text" style:list-style-name="L2">
      <style:paragraph-properties fo:text-align="start" style:justify-single-word="false"/>
      <style:text-properties style:use-window-font-color="true" style:font-name="Liberation Seri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8000"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Preformatted_20_Text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Preformatted_20_Text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Preformatted_20_Text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Preformatted_20_Text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22" style:family="paragraph" style:parent-style-name="Preformatted_20_Text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Preformatted_20_Text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Preformatted_20_Text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Preformatted_20_Text" style:list-style-name="L5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T3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style:text-underline-style="none" style:font-size-asian="10.5pt" style:font-size-complex="12pt"/>
    </style:style>
    <style:style style:name="T5" style:family="text">
      <style:text-properties style:font-name="Liberation Serif" style:text-underline-style="none"/>
    </style:style>
    <style:style style:name="T6" style:family="text">
      <style:text-properties style:font-name="Liberation Serif" style:text-underline-style="none" fo:font-weight="normal" style:font-weight-asian="normal" style:font-weight-complex="normal"/>
    </style:style>
    <style:style style:name="T7" style:family="text">
      <style:text-properties style:font-name="Liberation Serif" style:text-underline-style="none" fo:font-weight="bold" style:font-weight-asian="bold" style:font-weight-complex="bold"/>
    </style:style>
    <style:style style:name="T8" style:family="text">
      <style:text-properties style:font-name="Liberation Serif" fo:font-style="italic" style:text-underline-style="none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800000"/>
    </style:style>
    <style:style style:name="T12" style:family="text">
      <style:text-properties fo:color="#800000" fo:font-style="italic" style:font-style-asian="italic" style:font-style-complex="italic"/>
    </style:style>
    <style:style style:name="T13" style:family="text">
      <style:text-properties fo:color="#808000" fo:font-style="normal" style:font-style-asian="normal" style:font-style-complex="normal"/>
    </style:style>
    <style:style style:name="T14" style:family="text">
      <style:text-properties fo:color="#000080"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T15" style:family="text">
      <style:text-properties fo:color="#008000"/>
    </style:style>
    <style:style style:name="T16" style:family="text">
      <style:text-properties fo:color="#008000"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17" style:family="text">
      <style:text-properties fo:color="#008000" style:font-name="Liberation Serif" fo:font-size="12pt" style:text-underline-style="none" style:font-size-asian="10.5pt" style:font-size-complex="12pt"/>
    </style:style>
    <style:style style:name="T18" style:family="text">
      <style:text-properties fo:color="#008000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dd4814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dd4814" fo:font-style="normal" style:font-style-asian="normal" style:font-style-complex="normal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style:use-window-font-color="true" fo:font-weight="bold" style:font-weight-asian="bold" style:font-weight-complex="bold"/>
    </style:style>
    <style:style style:name="T24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style:use-window-font-color="true" fo:font-style="normal" style:font-style-asian="normal" style:font-style-complex="normal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dc2300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99284c" fo:font-style="normal" style:font-style-asian="normal" style:font-style-complex="normal"/>
    </style:style>
    <style:style style:name="T31" style:family="text">
      <style:text-properties fo:color="#b84747"/>
    </style:style>
    <style:style style:name="T32" style:family="text">
      <style:text-properties fo:color="#b84747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Functions</text:p>
      <text:p text:style-name="P2"/>
      <text:list xml:id="list1776464984" text:style-name="L1">
        <text:list-item>
          <text:p text:style-name="P4">Frequent</text:p>
          <text:list>
            <text:list-item>
              <text:p text:style-name="P5">fooFunc.<text:span text:style-name="T1">defer</text:span>(2000) : set timeout, can pass custom params to fooFunc</text:p>
            </text:list-item>
            <text:list-item>
              <text:p text:style-name="P5">Ext.<text:span text:style-name="T1">onReady</text:span> (function(){}) : three args - method to invoke, the scope from which to call the method, and any options to pass to the method. </text:p>
            </text:list-item>
            <text:list-item>
              <text:p text:style-name="P5">Ext.MessageBox.<text:span text:style-name="T1">alert</text:span></text:p>
            </text:list-item>
            <text:list-item>
              <text:p text:style-name="P5">divElement.<text:span text:style-name="T1">setSize</text:span>(350,350, {<text:span text:style-name="T10">duration</text:span> :3, <text:span text:style-name="T10">easing</text:span> : 'bounceOut'}); <text:span text:style-name="T15">-&gt;2</text:span></text:p>
            </text:list-item>
            <text:list-item>
              <text:p text:style-name="P5">divElement.<text:span text:style-name="T1">createChild</text:span>(&lt;p&gt;ola&lt;span&gt;maria&lt;/span&gt;&lt;/p&gt;);</text:p>
              <text:list>
                <text:list-item>
                  <text:p text:style-name="P5">divElement.<text:span text:style-name="T1">createChild</text:span>({<text:line-break/> <text:tab/>tag : 'p',<text:line-break/><text:tab/>html : 'ola',<text:line-break/><text:tab/>children : {tag : 'span', style : 'border:1px;', html : 'Maria'}<text:line-break/>});</text:p>
                </text:list-item>
                <text:list-item>
                  <text:p text:style-name="P5">myDiv1.createChild({ <text:tab/><text:tab/>// at position 2</text:p>
                  <text:list>
                    <text:list-header>
                      <text:p text:style-name="P5">tag : 'div', </text:p>
                      <text:p text:style-name="P5">id : 'removeMeLater', </text:p>
                      <text:p text:style-name="P5">html : 'Child inserted as node 2 of myDiv1' </text:p>
                    </text:list-header>
                  </text:list>
                  <text:p text:style-name="P5">}, myDiv1.dom.childNodes[3]); </text:p>
                </text:list-item>
              </text:list>
            </text:list-item>
            <text:list-item>
              <text:p text:style-name="P5">divElement.<text:span text:style-name="T1">remove</text:span>()</text:p>
            </text:list-item>
          </text:list>
        </text:list-item>
        <text:list-item>
          <text:p text:style-name="P4">Ext</text:p>
          <text:list>
            <text:list-item>
              <text:p text:style-name="P5">Ext.<text:span text:style-name="T1">getCmp</text:span> : Cmp = component, Is a way to retrieve a reference by id from any context within your application. </text:p>
            </text:list-item>
            <text:list-item>
              <text:p text:style-name="P5">Ext.<text:span text:style-name="T1">Template - A</text:span>llows you to create an entire DOM hierarchy with slots that later can be filled in with data. <text:span text:style-name="T15">-&gt;2</text:span><text:span text:style-name="T1"><text:line-break/><text:tab/></text:span>Ext.Template("&lt;div&gt;Hello {0}.&lt;/div&gt;") </text:p>
              <text:list>
                <text:list-item>
                  <text:p text:style-name="P5">myTpl.<text:span text:style-name="T1">compile</text:span>() - for faster compilation</text:p>
                </text:list-item>
                <text:list-item>
                  <text:p text:style-name="P5">Ext.<text:span text:style-name="T1">XTemplate </text:span><text:span text:style-name="T15">-&gt;2</text:span></text:p>
                  <text:list>
                    <text:list-item>
                      <text:p text:style-name="P5"><text:span text:style-name="T23">tpl</text:span><text:span text:style-name="T21"> tag is like a logic or behavior modifier for the template and has two operators, </text:span><text:span text:style-name="T22">for</text:span><text:span text:style-name="T21"> and </text:span><text:span text:style-name="T22">if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24">Conventions:</text:span><text:span text:style-name="T25"> </text:span></text:p>
          <text:list>
            <text:list-item>
              <text:p text:style-name="P14">Anything encapsulated in curly braces and brackets ({[ . .. JS code ... ] }) will be interpreted as generic JavaScript </text:p>
            </text:list-item>
            <text:list-item>
              <text:p text:style-name="P5"><text:span text:style-name="T25">Ext.</text:span><text:span text:style-name="T19">get</text:span><text:span text:style-name="T25"> () - getElementById - <text:s/>allows Ext to wrap its element management class, Ext.Element, around a referenced element. Ext.Element provides access to </text:span><text:span text:style-name="T20">Ext.util.Observable , </text:span><text:span text:style-name="T25">which serves as <text:s/>a base for event handling.</text:span></text:p>
            </text:list-item>
          </text:list>
        </text:list-item>
        <text:list-item>
          <text:p text:style-name="P10"><text:span text:style-name="T24">Event handling:</text:span><text:span text:style-name="T25"> </text:span></text:p>
          <text:list>
            <text:list-item>
              <text:p text:style-name="P5"><text:span text:style-name="T25">divElement</text:span><text:span text:style-name="T29">.on</text:span><text:span text:style-name="T26">(</text:span><text:span text:style-name="T25">'click', doSomething, </text:span><text:span text:style-name="T26">scopeRef</text:span><text:span text:style-name="T25">, [opt1, opt2]</text:span><text:span text:style-name="T26">); <text:line-break/></text:span><text:span text:style-name="T25">divElement</text:span><text:span text:style-name="T29">.on</text:span><text:span text:style-name="T26">(</text:span><text:span text:style-name="T25">'click', function(eventObj, elRef) { ..}, </text:span><text:span text:style-name="T26">scopeRef</text:span><text:span text:style-name="T25">, [opt1, opt2]</text:span><text:span text:style-name="T26">); </text:span></text:p>
            </text:list-item>
            <text:list-item>
              <text:p text:style-name="P5"><text:span text:style-name="T25">eventObj <text:s/>= new Ext.util.Observable(); <text:line-break/>eventObj.stopEvent() to stop event bubbling. </text:span><text:span text:style-name="T18">-&gt;3</text:span></text:p>
            </text:list-item>
            <text:list-item>
              <text:p text:style-name="P15"><text:span text:style-name="T27">eventObj.</text:span><text:span text:style-name="T28">removeListener</text:span><text:span text:style-name="T27">('event name', event function); </text:span></text:p>
            </text:list-item>
            <text:list-item>
              <text:p text:style-name="P14"/>
            </text:list-item>
          </text:list>
        </text:list-item>
      </text:list>
      <text:p text:style-name="P17"/>
      <text:p text:style-name="P1"/>
      <text:p text:style-name="P1"/>
      <text:p text:style-name="P3">Concepts</text:p>
      <text:list xml:id="list539244059" text:style-name="L2">
        <text:list-item>
          <text:p text:style-name="P13"><text:soft-page-break/>Terminology</text:p>
          <text:list>
            <text:list-item>
              <text:p text:style-name="P18"><text:span text:style-name="T7">Component</text:span><text:span text:style-name="T6"> model dictates how UI widgets are instantiated, rendered, and destroyed in what’s known as the component lifecycle. </text:span></text:p>
            </text:list-item>
            <text:list-item>
              <text:p text:style-name="P18"><text:span text:style-name="T7">Container</text:span><text:span text:style-name="T6"> model controls how widgets can manage (or contain) other child widgets. Some subclases are:</text:span></text:p>
              <text:list>
                <text:list-item>
                  <text:p text:style-name="P19"><text:span text:style-name="T8">TabPanel</text:span><text:span text:style-name="T5"> </text:span><text:span text:style-name="T6">is a container that manages one or more child items, which can be accessed via tabs. </text:span></text:p>
                </text:list-item>
                <text:list-item>
                  <text:p text:style-name="P19"><text:span text:style-name="T5">Window </text:span><text:span text:style-name="T6">- parent-child relation</text:span></text:p>
                </text:list-item>
                <text:list-item>
                  <text:p text:style-name="P19"><text:span text:style-name="T5">Panel</text:span><text:span text:style-name="T6"> - parent-child relation</text:span></text:p>
                </text:list-item>
                <text:list-item>
                  <text:p text:style-name="P11">FormPanel,</text:p>
                </text:list-item>
                <text:list-item>
                  <text:p text:style-name="P11">TabPanel</text:p>
                </text:list-item>
                <text:list-item>
                  <text:p text:style-name="P11">FieldSet</text:p>
                </text:list-item>
                <text:list-item>
                  <text:p text:style-name="P11">QuickTip </text:p>
                </text:list-item>
              </text:list>
            </text:list-item>
            <text:list-item>
              <text:p text:style-name="P18"><text:span text:style-name="T7">Layouts: </text:span><text:span text:style-name="T6">Layouts are implemented by a container to visually organize child items in the container‘s content body. <text:line-break/></text:span></text:p>
            </text:list-item>
          </text:list>
        </text:list-item>
        <text:list-item>
          <text:p text:style-name="P13">Base Services</text:p>
          <text:list>
            <text:list-item>
              <text:p text:style-name="P18"><text:span text:style-name="T7">Core: C</text:span><text:span text:style-name="T6">omprises of many of the basic features such as Ajax communication, DOM manipulation, and event management </text:span></text:p>
            </text:list-item>
            <text:list-item>
              <text:p text:style-name="P18"><text:span text:style-name="T7">UI components: </text:span><text:span text:style-name="T6">Contain all of the widgets that interface with the user </text:span></text:p>
            </text:list-item>
            <text:list-item>
              <text:p text:style-name="P18"><text:span text:style-name="T7">Web Remoting: </text:span><text:span text:style-name="T6">Web remoting is a means for JavaScript to (remotely) execute method calls that are defined and exposed on the server, which is commonly known as a Remote Procedure Call, or RPC. </text:span></text:p>
            </text:list-item>
            <text:list-item>
              <text:p text:style-name="P18"><text:span text:style-name="T7">Data Services: </text:span><text:span text:style-name="T6">Takes care of fetching, parsing Array, XML, and JSON . The main consumer s are:</text:span></text:p>
            </text:list-item>
            <text:list-item>
              <text:p text:style-name="P6"><text:span text:style-name="T1">GridPanel: </text:span>GridPanel is a subclass of Panel and <text:span text:style-name="T10">presents data in a table-like format</text:span>, offering sortable, resizable, and movable column headers and selection models such as <text:span text:style-name="T12">RowSelectionModel</text:span><text:span text:style-name="T11"> , </text:span><text:span text:style-name="T12">CellSelectionModel and EditorGridPanel</text:span><text:span text:style-name="T10">.</text:span></text:p>
            </text:list-item>
            <text:list-item>
              <text:p text:style-name="P6"><text:span text:style-name="T28">DataView</text:span><text:span text:style-name="T27"> : The DataView class consumes data from a store, paints it onscreen using a </text:span><text:span text:style-name="T13">Template</text:span><text:span text:style-name="T27">, and provides a simple selection model. <text:line-break/>An Ext JS Template is a DOM utility that allows you to create a template, with placeholders for data elements, which can be filled in by individual records in a store and stamped out on the DOM. </text:span></text:p>
            </text:list-item>
            <text:list-item>
              <text:p text:style-name="P6"><text:span text:style-name="T28">ListView </text:span><text:span text:style-name="T27">: The ListView, is used for displaying data from a store in a grid-like fashion</text:span></text:p>
            </text:list-item>
            <text:list-item>
              <text:p text:style-name="P6"><text:span text:style-name="T28">TreePanel: </text:span><text:span text:style-name="T27">TreePanel widget doesn‘t consume data from a data store, but consumes hierarchical data via the usage of the </text:span><text:span text:style-name="T13">data.Tree class</text:span><text:span text:style-name="T27">. </text:span></text:p>
            </text:list-item>
            <text:list-item>
              <text:p text:style-name="P11">Drag and Drop</text:p>
            </text:list-item>
            <text:list-item>
              <text:p text:style-name="P6"><text:span text:style-name="T1">Utilities: </text:span>Cool utility classes to help perform routine tasks easier. <text:line-break/></text:p>
            </text:list-item>
          </text:list>
        </text:list-item>
        <text:list-item>
          <text:p text:style-name="P13">Component Model</text:p>
          <text:list>
            <text:list-item>
              <text:p text:style-name="P6"><text:span text:style-name="T1">XTypes</text:span> - allows for lazy instantiation of Components, which can speed up complex user interfaces and can clean up our code quite a bit . <text:line-break/>It is a JavaScript object, which contains an xtype property with a string value denoting class the XType is for. <text:line-break/>var myPanel = { </text:p>
              <text:list>
                <text:list-header>
                  <text:p text:style-name="P6">xtype : 'panel', <text:line-break/>height : 100, <text:line-break/>width : 100, <text:line-break/>html : 'Hello!'<text:line-break/>}; <text:line-break/>Here myPanel is an XType configuration object that would be used to configure an Ext.Panel widget. <text:span text:style-name="T1">Eevery widget is registered to Ext.ComponentMgr class with a unique string key </text:span><text:soft-page-break/><text:span text:style-name="T1">and a reference to that class, which is referred to as XType.</text:span> At the tail end of each ExtUI widget class, you'll find the registration of that widget in the Ext.ComponentMgr.</text:p>
                  <text:p text:style-name="P6">Registration is done like:<text:line-break/> Ext.reg ('myCustomComponent', myApp.customClass); <text:line-break/><text:line-break/>The act of registring a Component to the ComponentMgr appends or replaces the new Component to the internal reference map of the ComponentMgr singleton. After registration you can specify your own Component as an XType: <text:line-break/><text:line-break/>new Ext.Panel(){<text:line-break/> ...<text:line-break/> items : {<text:line-break/> xtype : 'myCustomComponent',<text:line-break/> .........<text:line-break/> }<text:line-break/>};<text:line-break/><text:line-break/>When a visual Component, which can contain children, is initialized, it looks to see if it has <text:span text:style-name="T32">this.items </text:span>and will inspect <text:s/><text:span text:style-name="T1">this.items </text:span>for XType configuration objects. If found, it will attempt to create an instance of that component using <text:span text:style-name="T1">ComponentMgr.create</text:span>.<text:line-break/></text:p>
                </text:list-header>
              </text:list>
            </text:list-item>
            <text:list-item>
              <text:p text:style-name="P11">Component rendering</text:p>
            </text:list-item>
          </text:list>
        </text:list-item>
      </text:list>
      <text:p text:style-name="P9"><text:span text:style-name="T9"><text:tab/><text:tab/>Call </text:span><text:span text:style-name="T31">doLayout </text:span><text:span text:style-name="T9">when you add items to a Container at runtime.</text:span></text:p>
      <text:list xml:id="list1309452531" text:continue-numbering="true" text:style-name="L2">
        <text:list-item>
          <text:list>
            <text:list-item>
              <text:list>
                <text:list-item>
                  <text:p text:style-name="P6">Direct rendering – When a subclass of Component is instantiated with either <text:span text:style-name="T1">renderTo</text:span> or <text:span text:style-name="T1">applyTo, </text:span>renderTo points to a reference from which the component renders itself; and applyTo refrences an element that has HTML, structured in such a way that allows the Component to create its own child elements based on referenced HTML.<text:line-break/>Var myPanel = new Ext.Panel({<text:line-break/> renderTo : document.body,<text:line-break/> ...<text:line-break/>});</text:p>
                </text:list-item>
                <text:list-item>
                  <text:p text:style-name="P6">lazy rendering - <text:line-break/>Var myPanel = new Ext.Panel({<text:line-break/> ...<text:line-break/>});<text:line-break/> ... <text:tab/><text:tab/><text:tab/>// bussiness logic<text:line-break/> renderTo : document.body,</text:p>
                </text:list-item>
              </text:list>
            </text:list-item>
            <text:list-item>
              <text:p text:style-name="P11">Component lifecycle</text:p>
              <text:list>
                <text:list-item>
                  <text:p text:style-name="P6">Initialization: Here component is born. All necessary configuration settings, event registration, and pre render process take place in this phase.</text:p>
                  <text:list>
                    <text:list-item>
                      <text:p text:style-name="P6">The configuration is applied – when instantiating an instance of Component, you pass a configuration object, which contains all of necessary parameters and refrences to allow Component to do what its designed to do.</text:p>
                    </text:list-item>
                    <text:list-item>
                      <text:p text:style-name="P6">Registration of base component <text:span text:style-name="T10">events – </text:span><text:span text:style-name="T27">Each subclass of Ext.Component has a set of core events that are fired from base class, after/ before some event.</text:span></text:p>
                    </text:list-item>
                    <text:list-item>
                      <text:p text:style-name="P6"><text:span text:style-name="T27">ComponentMgr registration – Each Componen that's instantiated is registered with the ComponentMgr class with a unique Ext-generated string ID., which can be overrided</text:span></text:p>
                    </text:list-item>
                    <text:list-item>
                      <text:p text:style-name="P6"><text:span text:style-name="T27">Plugins initialization – If plugins are passed in configurtion object their init method is called, with parent Component passed as reference.</text:span></text:p>
                    </text:list-item>
                    <text:list-item>
                      <text:p text:style-name="P6"><text:span text:style-name="T27">State is initialized – If the component is state aware, it will register its state with global </text:span><text:span text:style-name="T28">StateManager</text:span><text:span text:style-name="T27"> class.</text:span></text:p>
                    </text:list-item>
                    <text:list-item>
                      <text:p text:style-name="P6"><text:span text:style-name="T27">Component is rendered direct or lazily.</text:span></text:p>
                    </text:list-item>
                  </text:list>
                </text:list-item>
                <text:list-item>
                  <text:p text:style-name="P6"><text:soft-page-break/><text:span text:style-name="T27">Render: If a Component is a child of another Component, its render method will be called by the parent Component. Different steps are:</text:span></text:p>
                  <text:list>
                    <text:list-item>
                      <text:p text:style-name="P12">beforesender is fired – <text:span text:style-name="T27">Component fires beforesender event and checks the return of any of registered event handlers.</text:span></text:p>
                    </text:list-item>
                    <text:list-item>
                      <text:p text:style-name="P12">Container is set – <text:span text:style-name="T27">A Component lives in Container</text:span></text:p>
                    </text:list-item>
                    <text:list-item>
                      <text:p text:style-name="P12"><text:span text:style-name="T27">onRender is executed – </text:span><text:span text:style-name="T30">Each subclass is expected to call its superclass.onRender first when extending Ext.Component or any subclass thereafter. </text:span></text:p>
                    </text:list-item>
                    <text:list-item>
                      <text:p text:style-name="P16"><text:span text:style-name="T27">The Component is unhidden – Many Components are rendered hidden using the default Ext CSS class like 'x-hidden'. If the autoShow property is set, any Ext CSS classes that are used for hiding Components are removed.</text:span></text:p>
                    </text:list-item>
                    <text:list-item>
                      <text:p text:style-name="P16"><text:span text:style-name="T27">Custom styles are applied.</text:span></text:p>
                    </text:list-item>
                    <text:list-item>
                      <text:p text:style-name="P16"><text:span text:style-name="T27">Render event is fired</text:span></text:p>
                    </text:list-item>
                    <text:list-item>
                      <text:p text:style-name="P16"><text:span text:style-name="T27">afterRender is executed</text:span></text:p>
                    </text:list-item>
                    <text:list-item>
                      <text:p text:style-name="P16"><text:span text:style-name="T27">The Component is hideen and /or disabled – Based on hidden or disabled as true in Configuration object, the hide or disabled method is called.</text:span></text:p>
                    </text:list-item>
                    <text:list-item>
                      <text:p text:style-name="P16"><text:span text:style-name="T27">State-specific events are fired – If Component is state aware, it will initialize its sate-specific events with its Observable and register this this.saveEvent internal method as handler for each of those state events.</text:span></text:p>
                    </text:list-item>
                    <text:list-item>
                      <text:p text:style-name="P16"><text:span text:style-name="T27">After render phase, if Component is not disabled, its ready for user interaction.<text:line-break/></text:span></text:p>
                    </text:list-item>
                  </text:list>
                </text:list-item>
                <text:list-item>
                  <text:p text:style-name="P16"><text:span text:style-name="T27">Destruction:<text:line-break/><text:tab/>var panel = Ext.getCmp('insertPanel');<text:line-break/><text:tab/>Ext.getCmp('myWin').</text:span><text:span text:style-name="T28">remove</text:span><text:span text:style-name="T27">(panel)<text:line-break/>Final phase of component's life:</text:span></text:p>
                  <text:list>
                    <text:list-item>
                      <text:p text:style-name="P16"><text:span text:style-name="T27">beforeDestro is fired and called.</text:span></text:p>
                    </text:list-item>
                    <text:list-item>
                      <text:p text:style-name="P16"><text:span text:style-name="T27">If a Component has been, any handlers registered to its Element are removed and Element is removed from DOM.</text:span></text:p>
                    </text:list-item>
                    <text:list-item>
                      <text:p text:style-name="P16"><text:span text:style-name="T27">OnDestroy is called.</text:span></text:p>
                    </text:list-item>
                    <text:list-item>
                      <text:p text:style-name="P16"><text:span text:style-name="T27">Component is uregistered from ComponentMgr.</text:span></text:p>
                    </text:list-item>
                    <text:list-item>
                      <text:p text:style-name="P16"><text:span text:style-name="T27">Destroy event is fired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1">Widgets</text:p>
      <text:p text:style-name="P2"/>
      <text:list xml:id="list572056585" text:style-name="L3">
        <text:list-item>
          <text:p text:style-name="P20"><text:span text:style-name="T4">Form -</text:span><text:span text:style-name="T3"> Each of Ext JS fields includes utilities to perform actions like get and set values, mark the field as invalid, reset, and perform validations against the field.</text:span></text:p>
          <text:list>
            <text:list-item>
              <text:p text:style-name="P7">TextField , TextArea </text:p>
            </text:list-item>
            <text:list-item>
              <text:p text:style-name="P7">NumberField - for decimal precision and range</text:p>
            </text:list-item>
            <text:list-item>
              <text:p text:style-name="P7">Radio, Checkbox </text:p>
            </text:list-item>
            <text:list-item>
              <text:p text:style-name="P7">HTML editor is WYSIWYG</text:p>
            </text:list-item>
            <text:list-item>
              <text:p text:style-name="P7">ComboBox </text:p>
            </text:list-item>
          </text:list>
        </text:list-item>
        <text:list-item>
          <text:p text:style-name="P23"><text:span text:style-name="T2">Toolbar: </text:span><text:span text:style-name="T4">Toolbar allows to place in it widget ,generally developers place menus and buttons in it. </text:span></text:p>
        </text:list-item>
        <text:list-item>
          <text:p text:style-name="P23"><text:span text:style-name="T2">Button: </text:span><text:span text:style-name="T4">Can include icons as well as tex t</text:span></text:p>
        </text:list-item>
        <text:list-item>
          <text:p text:style-name="P23"><text:span text:style-name="T2">Menus</text:span><text:span text:style-name="T4">: Menus can be displayed by clicking a button on the toolbar or shown on demand at any X </text:span><text:span text:style-name="T4">and Y coordinates on screen. </text:span></text:p>
        </text:list-item>
        <text:list-item>
          <text:p text:style-name="P23"><text:span text:style-name="T2">MessageBox: </text:span><text:span text:style-name="T4">MessageBox is a utility class, which allows you to easily provide feedback </text:span></text:p>
        </text:list-item>
        <text:list-item>
          <text:p text:style-name="P23"><text:span text:style-name="T2">Slider: </text:span><text:span text:style-name="T4">Slider <text:s/>leverages drag and drop. </text:span></text:p>
        </text:list-item>
        <text:list-item>
          <text:p text:style-name="P23"><text:span text:style-name="T14">Layouts</text:span><text:span text:style-name="T4"> - AutoLayout, MenuLayout, ToolbarLayout, BoxLayout, VBoxLayout, and HBoxLayout </text:span></text:p>
        </text:list-item>
      </text:list>
      <text:p text:style-name="P2"/>
      <text:p text:style-name="P1"/>
      <text:p text:style-name="P1">Structure</text:p>
      <text:p text:style-name="P2"><text:soft-page-break/></text:p>
      <text:list xml:id="list754572138" text:style-name="L4">
        <text:list-item>
          <text:p text:style-name="P21"><text:span text:style-name="T4">adapter</text:span><text:span text:style-name="T3"> - Contains the ext-base.js. Also contains necessary adapters and supported versions of Prototype, jQuery.</text:span></text:p>
        </text:list-item>
        <text:list-item>
          <text:p text:style-name="P21"><text:span text:style-name="T4">Build </text:span><text:span text:style-name="T3">- <text:s/>It’s a deflated version of the source directory. </text:span></text:p>
        </text:list-item>
        <text:list-item>
          <text:p text:style-name="P21"><text:span text:style-name="T4">resources - </text:span><text:span text:style-name="T3">Contains all of the necessary images and CSS required to use the UI widgets. </text:span></text:p>
        </text:list-item>
        <text:list-item>
          <text:p text:style-name="P21"><text:span text:style-name="T4">src - </text:span><text:span text:style-name="T3">Holds the entire framework, including all of the comments. </text:span></text:p>
        </text:list-item>
      </text:list>
      <text:p text:style-name="P2"/>
      <text:p text:style-name="P1">Setting Up</text:p>
      <text:p text:style-name="P2"/>
      <text:list xml:id="list1365240342" text:style-name="L5">
        <text:list-item>
          <text:p text:style-name="P8">Min 3 files required:</text:p>
          <text:list>
            <text:list-header>
              <text:p text:style-name="P8">&lt;link rel="stylesheet" type="text/css" href="extjs/resources/css/ext-all.css" /&gt; <text:line-break/>&lt;script type="text/javascript" src="extjs/adapter/ext/ext-base-debug.js"&gt; &lt;/script&gt; <text:line-break/>&lt;script type="text/javascript" src="extjs/ext-all-debug.js"&gt;&lt;/script&gt; </text:p>
            </text:list-header>
          </text:list>
        </text:list-item>
        <text:list-item>
          <text:p text:style-name="P25"><text:span text:style-name="T3">Loading other libs<text:line-break/> &lt;script type="text/javascript" src="extjs/</text:span><text:span text:style-name="T2">adapter</text:span><text:span text:style-name="T3">/jQuery/jQuery.js "&gt; &lt;/script&gt; </text:span></text:p>
        </text:list-item>
        <text:list-item>
          <text:p text:style-name="P22"><text:span text:style-name="T4">BLANK_IMAGE_URL <text:line-break/> </text:span><text:span text:style-name="T16">Ext.BLANK_IMAGE_URL = 'extjs/resources/images/default/s.gif'; </text:span></text:p>
        </text:list-item>
        <text:list-item>
          <text:p text:style-name="P24"><text:span text:style-name="T1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1cm" fo:margin-right="1.20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4T17:03:41</dc:date>
    <dc:creator>Nitin Nayal</dc:creator>
    <meta:generator>LibreOffice/3.5$Linux_X86_64 LibreOffice_project/350m1$Build-2</meta:generator>
    <meta:editing-duration>PT17H56M59S</meta:editing-duration>
    <meta:editing-cycles>78</meta:editing-cycles>
    <meta:document-statistic meta:table-count="0" meta:image-count="0" meta:object-count="0" meta:page-count="5" meta:paragraph-count="106" meta:word-count="1539" meta:character-count="9806" meta:non-whitespace-character-count="8371"/>
  </office:meta>
</office:document-meta>
</file>